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5f78" officeooo:paragraph-rsid="00165f78"/>
    </style:style>
    <style:style style:name="P2" style:family="paragraph" style:parent-style-name="Standard">
      <style:text-properties officeooo:rsid="00180143" officeooo:paragraph-rsid="00180143"/>
    </style:style>
    <style:style style:name="P3" style:family="paragraph" style:parent-style-name="Standard">
      <style:text-properties officeooo:rsid="0019ef64" officeooo:paragraph-rsid="0019ef64"/>
    </style:style>
    <style:style style:name="P4" style:family="paragraph" style:parent-style-name="Standard">
      <style:text-properties officeooo:rsid="0019f9a6" officeooo:paragraph-rsid="0019f9a6"/>
    </style:style>
    <style:style style:name="P5" style:family="paragraph" style:parent-style-name="Standard">
      <style:text-properties fo:font-weight="bold" officeooo:rsid="0019f9a6" officeooo:paragraph-rsid="0019f9a6" style:font-weight-asian="bold" style:font-weight-complex="bold"/>
    </style:style>
    <style:style style:name="T1" style:family="text">
      <style:text-properties officeooo:rsid="0017cab5"/>
    </style:style>
    <style:style style:name="T2" style:family="text">
      <style:text-properties officeooo:rsid="00180143"/>
    </style:style>
    <style:style style:name="T3" style:family="text">
      <style:text-properties officeooo:rsid="0019ef64"/>
    </style:style>
    <style:style style:name="T4" style:family="text">
      <style:text-properties officeooo:rsid="0019f9a6"/>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 opkomst van IBM –<text:span text:style-name="T6"> Steven Raaijmakers 10804242</text:span></text:p>
      <text:p text:style-name="P5"><text:span text:style-name="T6"/></text:p>
      <text:p text:style-name="P2"><text:span text:style-name="T4">I</text:span>BM ontstond uit een fusie van drie bedrijven, waaronder het bedrijf van Hollerith <text:span text:style-name="T4">(</text:span>bekend <text:span text:style-name="T4">van de volkstelling met de</text:span> ponskaartjes<text:span text:style-name="T4">)</text:span>. De grootheid van IBM is <text:span text:style-name="T4">onder andere</text:span> te danken aan de <text:span text:style-name="T4">vele </text:span>sales-managers die het bedrijf <text:span text:style-name="T4">had.</text:span> De salesafdeling was erg groot, en hierdoor waren alle ontwikkelingen van de producten zo gemaakt dat ze zoveel mogelijk winst zouden opleveren. </text:p>
      <text:p text:style-name="P2"/>
      <text:p text:style-name="P2">Bij IBM werd de RPG opgericht. Dit was een <text:span text:style-name="T3">cursus/programma</text:span> waarin getrainde programmeurs snel konden leren hoe ze hun eigen zakelijke software konden schrijven. Maar omdat niet iedereen hun eigen software kon én wilden schrijven, bracht IBM vooral ook software uit. <text:span text:style-name="T3">Ze brachten gehele</text:span> software pakketen uit voor de vele verschillende takken van de computerwereld waarin <text:span text:style-name="T3">ze</text:span> actief <text:span text:style-name="T3">waren</text:span>. In tegenstelling tot kleinere computerbedrijven, die zich slechts op 2 takken van de computerwereld <text:span text:style-name="T3">konden </text:span>toespitsten, <text:span text:style-name="T3">omdat ze niet over de financiele middelen beschikte om zo'n groot gebied te bestrijken.</text:span></text:p>
      <text:p text:style-name="P2"/>
      <text:p text:style-name="P3">De bedrijven speelden een rol in de computerontwikkeling voornamelijk door het volgende. IBM had verschillende computers voor verschillende taken. Wanneer een bedrijf wilde groeien zou het een nieuwe computer aanschaffen, waarvoor opnieuw geprogrammeerd zou moeten worden. Hierdoor ontstonden er vaak organisatorize problemen binnen het bedrijf. Daarom besloot IBM een lijn van 7 computers uit te brengen (System/360) die met elkaar compatible waren.</text:p>
      <text:p text:style-name="P3"/>
      <text:p text:style-name="P3">In de jaren 60 van de 20e eeuw had de computermarkt 8 aanbieders: “IBM en de zeven dwergen”. <text:span text:style-name="T2">Er waren welliswaar betere producten te verkrijgen voor een goedkopere prijs, maar toch lukte het andere bedrijven niet de markt op te komen omdat IBM simpelweg betere sales-tactieken had. </text:span></text:p>
      <text:p text:style-name="P3"/>
      <text:p text:style-name="P4">In Amerika werden de ontwikkelingen vooral voortgebracht uit de behoeftes van de bedrijven. In Europa hadden de ontwikkelingen echter andere oorzaken, waaronder de wederopbouw na de WOII waarvoor rekenkracht nodig was. In Europa liepen de ontwikkelingen achter op die van Amerika, en doordat de loonkosten relatief hoog waren in Europa waren de ontwikkelkosten eveneens ho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3:24:20.145180675</meta:creation-date>
    <dc:date>2016-04-17T22:12:56.949989155</dc:date>
    <meta:editing-duration>PT10M16S</meta:editing-duration>
    <meta:editing-cycles>1</meta:editing-cycles>
    <meta:generator>LibreOffice/4.2.8.2$Linux_X86_64 LibreOffice_project/420m0$Build-2</meta:generator>
    <meta:document-statistic meta:table-count="0" meta:image-count="0" meta:object-count="0" meta:page-count="1" meta:paragraph-count="6" meta:word-count="319" meta:character-count="2124" meta:non-whitespace-character-count="1807"/>
  </office:meta>
</office:document-meta>
</file>